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ListservFooter.CommandListservFooter( ICommandListservManager commandListserv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mandListservFooter.getFormattedTex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stservFooter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andListservFooter.getMai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stservFooter.getFooterHTM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mandListservFooter.getFooter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